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standard">
      <style:graphic-properties draw:stroke="none" svg:stroke-color="#000000" draw:fill="none" draw:fill-color="#ffffff" fo:min-height="2.2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1pt"/>
    </style:style>
    <style:style style:name="T1" style:family="text">
      <style:text-properties fo:font-size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line draw:style-name="gr1" draw:text-style-name="P1" draw:layer="layout" svg:x1="0.1cm" svg:y1="0.1cm" svg:x2="0.1cm" svg:y2="1.37cm">
            <text:p/>
          </draw:line>
          <draw:line draw:style-name="gr1" draw:text-style-name="P1" draw:layer="layout" svg:x1="0.1cm" svg:y1="1.37cm" svg:x2="2.005cm" svg:y2="1.37cm">
            <text:p/>
          </draw:line>
          <draw:line draw:style-name="gr1" draw:text-style-name="P1" draw:layer="layout" svg:x1="2.005cm" svg:y1="0.1cm" svg:x2="2.005cm" svg:y2="1.37cm">
            <text:p/>
          </draw:line>
        </draw:g>
        <draw:g>
          <draw:line draw:style-name="gr1" draw:text-style-name="P1" draw:layer="layout" svg:x1="6.501cm" svg:y1="0.1cm" svg:x2="6.501cm" svg:y2="1.37cm">
            <text:p/>
          </draw:line>
          <draw:line draw:style-name="gr1" draw:text-style-name="P1" draw:layer="layout" svg:x1="6.501cm" svg:y1="1.37cm" svg:x2="9.625cm" svg:y2="1.37cm">
            <text:p/>
          </draw:line>
          <draw:line draw:style-name="gr1" draw:text-style-name="P1" draw:layer="layout" svg:x1="9.625cm" svg:y1="0.1cm" svg:x2="9.625cm" svg:y2="1.37cm">
            <text:p/>
          </draw:line>
        </draw:g>
        <draw:g>
          <draw:line draw:style-name="gr1" draw:text-style-name="P1" draw:layer="layout" svg:x1="10.301cm" svg:y1="0.1cm" svg:x2="10.301cm" svg:y2="1.37cm">
            <text:p/>
          </draw:line>
          <draw:line draw:style-name="gr1" draw:text-style-name="P1" draw:layer="layout" svg:x1="10.301cm" svg:y1="1.37cm" svg:x2="13.435cm" svg:y2="1.37cm">
            <text:p/>
          </draw:line>
          <draw:line draw:style-name="gr1" draw:text-style-name="P1" draw:layer="layout" svg:x1="13.435cm" svg:y1="0.1cm" svg:x2="13.435cm" svg:y2="1.37cm">
            <text:p/>
          </draw:line>
        </draw:g>
        <draw:g>
          <draw:line draw:style-name="gr1" draw:text-style-name="P1" draw:layer="layout" svg:x1="2.701cm" svg:y1="0.1cm" svg:x2="2.701cm" svg:y2="1.37cm">
            <text:p/>
          </draw:line>
          <draw:line draw:style-name="gr1" draw:text-style-name="P1" draw:layer="layout" svg:x1="2.701cm" svg:y1="1.37cm" svg:x2="5.815cm" svg:y2="1.37cm">
            <text:p/>
          </draw:line>
          <draw:line draw:style-name="gr1" draw:text-style-name="P1" draw:layer="layout" svg:x1="5.815cm" svg:y1="0.1cm" svg:x2="5.815cm" svg:y2="1.37cm">
            <text:p/>
          </draw:line>
        </draw:g>
        <draw:frame draw:style-name="gr2" draw:text-style-name="P3" draw:layer="layout" svg:width="3.175cm" svg:height="1.27cm" svg:x="2.64cm" svg:y="0.1cm">
          <draw:text-box>
            <text:p text:style-name="P2"><text:span text:style-name="T1">lastname <text:s/>11</text:span></text:p>
            <text:p text:style-name="P2"><text:span text:style-name="T1">lastname + 10</text:span></text:p>
          </draw:text-box>
        </draw:frame>
        <draw:frame draw:style-name="gr2" draw:text-style-name="P3" draw:layer="layout" svg:width="3.175cm" svg:height="1.27cm" svg:x="6.45cm" svg:y="0.1cm">
          <draw:text-box>
            <text:p text:style-name="P2"><text:span text:style-name="T1">firstname <text:s/>21</text:span></text:p>
            <text:p text:style-name="P2"><text:span text:style-name="T1">firstname + 10</text:span></text:p>
          </draw:text-box>
        </draw:frame>
        <draw:frame draw:style-name="gr2" draw:text-style-name="P3" draw:layer="layout" svg:width="3.175cm" svg:height="1.27cm" svg:x="10.26cm" svg:y="0.1cm">
          <draw:text-box>
            <text:p text:style-name="P2"><text:span text:style-name="T1">pseudonym</text:span></text:p>
            <text:p text:style-name="P2"><text:span text:style-name="T1">pseudonym</text:span></text:p>
          </draw:text-box>
        </draw:frame>
        <draw:frame draw:style-name="gr3" draw:text-style-name="P3" draw:layer="layout" svg:width="1.905cm" svg:height="2.54cm" svg:x="0.1cm" svg:y="1.37cm">
          <draw:text-box>
            <text:p text:style-name="P2"><text:span text:style-name="T1">(Implied starting point is position 1)</text:span></text:p>
          </draw:text-box>
        </draw:frame>
        <draw:frame draw:style-name="gr3" draw:text-style-name="P3" draw:layer="layout" svg:width="3.175cm" svg:height="2.867cm" svg:x="2.64cm" svg:y="1.37cm">
          <draw:text-box>
            <text:p text:style-name="P2"><text:span text:style-name="T1">Put characters 1 through10 in lastname. (non-inclusive stopping point is 11 (1 + 10)</text:span></text:p>
          </draw:text-box>
        </draw:frame>
        <draw:frame draw:style-name="gr3" draw:text-style-name="P3" draw:layer="layout" svg:width="3.175cm" svg:height="2.867cm" svg:x="6.45cm" svg:y="1.37cm">
          <draw:text-box>
            <text:p text:style-name="P2"><text:span text:style-name="T1">Put characters 1 through10 in firstname. (non-inclusive stopping point is 21 (11 + 10)</text:span></text:p>
          </draw:text-box>
        </draw:frame>
        <draw:frame draw:style-name="gr3" draw:text-style-name="P3" draw:layer="layout" svg:width="3.175cm" svg:height="2.54cm" svg:x="10.26cm" svg:y="1.37cm">
          <draw:text-box>
            <text:p text:style-name="P2"><text:span text:style-name="T1">Put characters 21 through end of string in pseudonym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3.54cm" fo:page-height="4.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7-12T14:24:26</meta:creation-date>
    <dc:creator>Jean Louis Faucher</dc:creator>
    <dc:date>2009-12-14T22:55:03.01</dc:date>
    <dc:language>en-US</dc:language>
    <meta:editing-cycles>3</meta:editing-cycles>
    <meta:editing-duration>PT00H06M20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